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>
      <style:text-properties style:font-name="Liberation Sans" fo:language="en" fo:country="US" officeooo:paragraph-rsid="0017d5ab"/>
    </style:style>
    <style:style style:name="P2" style:family="paragraph" style:parent-style-name="Standard">
      <style:text-properties style:font-name="Liberation Sans" fo:language="en" fo:country="US" officeooo:paragraph-rsid="0017d5ab"/>
    </style:style>
    <style:style style:name="P3" style:family="paragraph" style:parent-style-name="Heading_20_1">
      <style:text-properties style:font-name="Liberation Sans" fo:language="en" fo:country="US"/>
    </style:style>
    <style:style style:name="P4" style:family="paragraph" style:parent-style-name="List_20_Paragraph">
      <style:text-properties style:font-name="Liberation Sans" fo:language="en" fo:country="US" officeooo:paragraph-rsid="000b1667"/>
    </style:style>
    <style:style style:name="P5" style:family="paragraph" style:parent-style-name="Standard">
      <style:text-properties style:font-name="Liberation Sans" fo:language="en" fo:country="US" officeooo:paragraph-rsid="000b1667"/>
    </style:style>
    <style:style style:name="P6" style:family="paragraph" style:parent-style-name="List_20_Paragraph">
      <style:text-properties style:font-name="Liberation Sans" fo:language="en" fo:country="US" officeooo:paragraph-rsid="001029f4"/>
    </style:style>
    <style:style style:name="P7" style:family="paragraph" style:parent-style-name="Standard">
      <style:text-properties style:font-name="Liberation Sans" fo:language="en" fo:country="US" officeooo:paragraph-rsid="001029f4"/>
    </style:style>
    <style:style style:name="P8" style:family="paragraph" style:parent-style-name="List_20_Paragraph">
      <style:text-properties style:font-name="Liberation Sans" fo:language="en" fo:country="US" officeooo:paragraph-rsid="00221151"/>
    </style:style>
    <style:style style:name="P9" style:family="paragraph" style:parent-style-name="Standard">
      <style:text-properties style:font-name="Liberation Sans" fo:language="en" fo:country="US" officeooo:paragraph-rsid="00221151"/>
    </style:style>
    <style:style style:name="P10" style:family="paragraph" style:parent-style-name="Standard">
      <style:text-properties style:font-name="Liberation Sans" fo:language="en" fo:country="US"/>
    </style:style>
    <style:style style:name="P1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0b1667"/>
    </style:style>
    <style:style style:name="P1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1029f4"/>
    </style:style>
    <style:style style:name="P1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221151"/>
    </style:style>
    <style:style style:name="P14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09275e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221151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029f4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a9d34" style:font-style-asian="normal" style:font-style-complex="normal"/>
    </style:style>
    <style:style style:name="P18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21151" style:font-style-asian="normal" style:font-style-complex="normal"/>
    </style:style>
    <style:style style:name="P19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b86b5" style:font-style-asian="normal" style:font-style-complex="normal"/>
    </style:style>
    <style:style style:name="P2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300357" style:font-style-asian="normal" style:font-style-complex="normal"/>
    </style:style>
    <style:style style:name="P2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39db77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2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7b85f" officeooo:paragraph-rsid="0017b85f" style:font-style-asian="normal" style:font-style-complex="normal"/>
    </style:style>
    <style:style style:name="P24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25" style:family="paragraph" style:parent-style-name="Standard">
      <style:text-properties style:font-name="Liberation Sans" fo:language="en" fo:country="US" officeooo:paragraph-rsid="001d06be"/>
    </style:style>
    <style:style style:name="P26" style:family="paragraph" style:parent-style-name="Title">
      <style:text-properties style:font-name="Liberation Sans" fo:language="en" fo:country="US" officeooo:paragraph-rsid="002f0440"/>
    </style:style>
    <style:style style:name="P27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029f4"/>
    </style:style>
    <style:style style:name="P28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a9d34"/>
    </style:style>
    <style:style style:name="P29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21151"/>
    </style:style>
    <style:style style:name="P30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b86b5"/>
    </style:style>
    <style:style style:name="P31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300357"/>
    </style:style>
    <style:style style:name="P32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39db77"/>
    </style:style>
    <style:style style:name="P33" style:family="paragraph" style:parent-style-name="List_20_Paragraph">
      <style:text-properties style:font-name="Liberation Sans" fo:font-size="12pt" fo:language="en" fo:country="US" officeooo:paragraph-rsid="002b86b5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US" officeooo:paragraph-rsid="002b86b5" style:font-size-asian="12pt" style:font-size-complex="12pt"/>
    </style:style>
    <style:style style:name="P35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2b86b5" style:font-size-asian="12pt" style:font-size-complex="12pt"/>
    </style:style>
    <style:style style:name="P3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300357" style:font-size-asian="12pt" style:font-size-complex="12pt"/>
    </style:style>
    <style:style style:name="P37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39db77" style:font-size-asian="12pt" style:font-size-complex="12pt"/>
    </style:style>
    <style:style style:name="P38" style:family="paragraph" style:parent-style-name="List_20_Paragraph">
      <style:text-properties style:font-name="Liberation Sans" fo:font-size="12pt" fo:language="en" fo:country="US" officeooo:paragraph-rsid="00300357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US" officeooo:paragraph-rsid="00300357" style:font-size-asian="12pt" style:font-size-complex="12pt"/>
    </style:style>
    <style:style style:name="P40" style:family="paragraph" style:parent-style-name="List_20_Paragraph">
      <style:text-properties style:font-name="Liberation Sans" fo:font-size="12pt" fo:language="en" fo:country="US" officeooo:paragraph-rsid="0039db77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US" officeooo:paragraph-rsid="0039db77" style:font-size-asian="12pt" style:font-size-complex="12pt"/>
    </style:style>
    <style:style style:name="P4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9275e" officeooo:paragraph-rsid="002b86b5" style:font-size-asian="12pt" style:font-style-asian="normal" style:font-size-complex="12pt" style:font-style-complex="normal"/>
    </style:style>
    <style:style style:name="P4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221151" style:font-size-asian="12pt" style:font-style-asian="normal" style:font-size-complex="12pt" style:font-style-complex="normal"/>
    </style:style>
    <style:style style:name="P44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300357" style:font-size-asian="12pt" style:font-style-asian="normal" style:font-size-complex="12pt" style:font-style-complex="normal"/>
    </style:style>
    <style:style style:name="P45" style:family="paragraph" style:parent-style-name="Standard">
      <style:text-properties style:font-name="Liberation Sans" fo:font-size="11pt" fo:language="en" fo:country="US" officeooo:rsid="0017d5ab" officeooo:paragraph-rsid="0017d5ab" style:font-size-asian="11pt" style:font-size-complex="11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0b1667" style:font-style-asian="italic" style:font-style-complex="italic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1029f4" style:font-style-asian="italic" style:font-style-complex="italic"/>
    </style:style>
    <style:style style:name="P48" style:family="paragraph" style:parent-style-name="Standard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9db77" officeooo:paragraph-rsid="0039db77" style:font-size-asian="12pt" style:font-style-asian="normal" style:font-size-complex="12pt" style:font-style-complex="normal"/>
    </style:style>
    <style:style style:name="P49" style:family="paragraph" style:parent-style-name="Title" style:master-page-name="Standard">
      <style:paragraph-properties style:page-number="auto"/>
      <style:text-properties style:font-name="Liberation Sans" fo:font-size="28pt" fo:letter-spacing="-0.0071in" fo:language="en" fo:country="US" officeooo:rsid="0009275e" officeooo:paragraph-rsid="002f0440" style:letter-kerning="true" style:font-size-asian="28pt" style:font-size-complex="28pt"/>
    </style:style>
    <style:style style:name="P50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3d62eb"/>
    </style:style>
    <style:style style:name="P51" style:family="paragraph" style:parent-style-name="List_20_Paragraph" style:list-style-name="L11">
      <style:paragraph-properties fo:margin-top="0in" fo:margin-bottom="0in" style:contextual-spacing="false" fo:line-height="115%"/>
      <style:text-properties fo:color="#000000" loext:opacity="100%" fo:font-style="italic" officeooo:rsid="001029f4" officeooo:paragraph-rsid="00259567" style:font-style-asian="italic" style:font-style-complex="italic"/>
    </style:style>
    <style:style style:name="P52" style:family="paragraph" style:parent-style-name="List_20_Paragraph">
      <style:text-properties style:font-name="Liberation Sans" fo:font-size="12pt" fo:language="en" fo:country="US" officeooo:paragraph-rsid="003d62eb" style:font-size-asian="12pt" style:font-size-complex="12pt"/>
    </style:style>
    <style:style style:name="P53" style:family="paragraph" style:parent-style-name="Standard" style:list-style-name="L1">
      <style:text-properties style:font-name="Liberation Sans"/>
    </style:style>
    <style:style style:name="P54" style:family="paragraph" style:parent-style-name="Standard" style:list-style-name="L2">
      <style:text-properties style:font-name="Liberation Sans" fo:font-style="normal" officeooo:rsid="000b1667" officeooo:paragraph-rsid="000b1667" style:font-style-asian="normal" style:font-style-complex="normal"/>
    </style:style>
    <style:style style:name="P55" style:family="paragraph" style:parent-style-name="Standard" style:list-style-name="L6">
      <style:text-properties style:font-name="Liberation Sans" fo:font-style="normal" officeooo:rsid="000c5bc9" officeooo:paragraph-rsid="001029f4" style:font-style-asian="normal" style:font-style-complex="normal"/>
    </style:style>
    <style:style style:name="P56" style:family="paragraph" style:parent-style-name="Standard" style:list-style-name="L12">
      <style:text-properties style:font-name="Liberation Sans" fo:font-style="normal" officeooo:rsid="00259567" officeooo:paragraph-rsid="00259567" style:font-style-asian="normal" style:font-style-complex="normal"/>
    </style:style>
    <style:style style:name="P57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292e" officeooo:paragraph-rsid="0014292e" style:font-style-asian="normal" style:font-style-complex="normal"/>
    </style:style>
    <style:style style:name="P58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14292e" style:font-style-asian="normal" style:font-style-complex="normal"/>
    </style:style>
    <style:style style:name="P59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0b1667" style:font-style-asian="normal" style:font-style-complex="normal"/>
    </style:style>
    <style:style style:name="P60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4292e" style:font-style-asian="normal" style:font-style-complex="normal"/>
    </style:style>
    <style:style style:name="P61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62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63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f5cd" officeooo:paragraph-rsid="0014f5cd" style:font-style-asian="normal" style:font-style-complex="normal"/>
    </style:style>
    <style:style style:name="P64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11950d" style:font-style-asian="normal" style:font-style-complex="normal"/>
    </style:style>
    <style:style style:name="P65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66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67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c5bc9" officeooo:paragraph-rsid="000c5bc9" style:font-style-asian="normal" style:font-style-complex="normal"/>
    </style:style>
    <style:style style:name="P68" style:family="paragraph" style:parent-style-name="Standard" style:list-style-name="L7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a9d34" officeooo:paragraph-rsid="001a9d34" style:font-style-asian="normal" style:font-style-complex="normal"/>
    </style:style>
    <style:style style:name="P69" style:family="paragraph" style:parent-style-name="Standard" style:list-style-name="L8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70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ab970" officeooo:paragraph-rsid="002ab970" style:font-style-asian="normal" style:font-style-complex="normal"/>
    </style:style>
    <style:style style:name="P71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6eb0b" style:font-style-asian="normal" style:font-style-complex="normal"/>
    </style:style>
    <style:style style:name="P72" style:family="paragraph" style:parent-style-name="Standard" style:list-style-name="L1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73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89308" officeooo:paragraph-rsid="00289308" style:font-style-asian="normal" style:font-style-complex="normal"/>
    </style:style>
    <style:style style:name="P74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bffc" officeooo:paragraph-rsid="0029bffc" style:font-style-asian="normal" style:font-style-complex="normal"/>
    </style:style>
    <style:style style:name="P75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d73c" officeooo:paragraph-rsid="0029d73c" style:font-style-asian="normal" style:font-style-complex="normal"/>
    </style:style>
    <style:style style:name="P7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3d62eb" style:font-style-asian="normal" style:font-style-complex="normal"/>
    </style:style>
    <style:style style:name="P77" style:family="paragraph" style:parent-style-name="Standard" style:list-style-name="L5">
      <style:text-properties style:font-name="Liberation Sans" fo:language="en" fo:country="US" officeooo:paragraph-rsid="001029f4"/>
    </style:style>
    <style:style style:name="P78" style:family="paragraph" style:parent-style-name="Standard" style:list-style-name="L9">
      <style:text-properties style:font-name="Liberation Sans" fo:language="en" fo:country="US" officeooo:paragraph-rsid="00221151"/>
    </style:style>
    <style:style style:name="P79" style:family="paragraph" style:parent-style-name="Standard" style:list-style-name="L10">
      <style:text-properties style:font-name="Liberation Sans" fo:language="en" fo:country="US" officeooo:paragraph-rsid="00221151"/>
    </style:style>
    <style:style style:name="P80" style:family="paragraph" style:parent-style-name="Standard" style:list-style-name="L15">
      <style:text-properties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81" style:family="paragraph" style:parent-style-name="Standard" style:list-style-name="L15">
      <style:text-properties style:font-name="Liberation Sans" fo:font-size="12pt" fo:font-style="normal" officeooo:rsid="002f0440" officeooo:paragraph-rsid="002f0440" style:font-size-asian="12pt" style:font-style-asian="normal" style:font-size-complex="12pt" style:font-style-complex="normal"/>
    </style:style>
    <style:style style:name="P82" style:family="paragraph" style:parent-style-name="Standard" style:list-style-name="L18">
      <style:text-properties style:font-name="Liberation Sans" fo:font-size="12pt" fo:font-style="normal" officeooo:rsid="0030e474" officeooo:paragraph-rsid="0030e474" style:font-size-asian="12pt" style:font-style-asian="normal" style:font-size-complex="12pt" style:font-style-complex="normal"/>
    </style:style>
    <style:style style:name="P83" style:family="paragraph" style:parent-style-name="Standard" style:list-style-name="L19">
      <style:text-properties style:font-name="Liberation Sans" fo:font-size="12pt" fo:font-style="normal" officeooo:rsid="0032c65e" officeooo:paragraph-rsid="0032c65e" style:font-size-asian="12pt" style:font-style-asian="normal" style:font-size-complex="12pt" style:font-style-complex="normal"/>
    </style:style>
    <style:style style:name="P84" style:family="paragraph" style:parent-style-name="Standard" style:list-style-name="L19">
      <style:text-properties style:font-name="Liberation Sans" fo:font-size="12pt" fo:font-style="normal" officeooo:rsid="00342f7a" officeooo:paragraph-rsid="00342f7a" style:font-size-asian="12pt" style:font-style-asian="normal" style:font-size-complex="12pt" style:font-style-complex="normal"/>
    </style:style>
    <style:style style:name="P85" style:family="paragraph" style:parent-style-name="Standard" style:list-style-name="L19">
      <style:text-properties style:font-name="Liberation Sans" fo:font-size="12pt" fo:font-style="normal" officeooo:rsid="00300357" officeooo:paragraph-rsid="0030e474" style:font-size-asian="12pt" style:font-style-asian="normal" style:font-size-complex="12pt" style:font-style-complex="normal"/>
    </style:style>
    <style:style style:name="P86" style:family="paragraph" style:parent-style-name="Standard" style:list-style-name="L20">
      <style:text-properties style:font-name="Liberation Sans" fo:font-size="12pt" fo:font-style="normal" officeooo:rsid="0039db77" officeooo:paragraph-rsid="0039db77" style:font-size-asian="12pt" style:font-style-asian="normal" style:font-size-complex="12pt" style:font-style-complex="normal"/>
    </style:style>
    <style:style style:name="P87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3d62eb" style:font-size-asian="12pt" style:font-size-complex="12pt"/>
    </style:style>
    <style:style style:name="P88" style:family="paragraph" style:parent-style-name="Standard">
      <style:text-properties style:font-name="Liberation Sans" fo:font-size="12pt" fo:language="en" fo:country="US" officeooo:paragraph-rsid="003d62eb" style:font-size-asian="12pt" style:font-size-complex="12pt"/>
    </style:style>
    <style:style style:name="P89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3d62eb" style:font-size-asian="12pt" style:font-style-asian="normal" style:font-size-complex="12pt" style:font-style-complex="normal"/>
    </style:style>
    <style:style style:name="P90" style:family="paragraph" style:parent-style-name="Standard" style:list-style-name="L11">
      <style:text-properties fo:color="#000000" loext:opacity="100%" style:font-name="Liberation Sans" fo:font-style="normal" officeooo:rsid="00259567" officeooo:paragraph-rsid="00259567" style:font-style-asian="normal" style:font-style-complex="normal"/>
    </style:style>
    <style:style style:name="P91" style:family="paragraph" style:parent-style-name="Standard" style:list-style-name="L11">
      <style:text-properties fo:color="#000000" loext:opacity="100%" style:font-name="Liberation Sans" fo:font-style="italic" officeooo:rsid="001029f4" officeooo:paragraph-rsid="00221151" style:font-style-asian="italic" style:font-style-complex="italic"/>
    </style:style>
    <style:style style:name="P92" style:family="paragraph" style:parent-style-name="Standard" style:list-style-name="L11">
      <style:text-properties fo:color="#000000" loext:opacity="100%"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93" style:family="paragraph" style:parent-style-name="Standard" style:list-style-name="L11">
      <style:text-properties fo:color="#000000" loext:opacity="100%" style:font-name="Liberation Sans" fo:font-size="12pt" fo:font-style="italic" officeooo:rsid="001029f4" officeooo:paragraph-rsid="002b86b5" style:font-size-asian="12pt" style:font-style-asian="italic" style:font-size-complex="12pt" style:font-style-complex="italic"/>
    </style:style>
    <style:style style:name="P94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ab970" officeooo:paragraph-rsid="002b86b5" style:font-size-asian="12pt" style:font-style-asian="normal" style:font-size-complex="12pt" style:font-style-complex="normal"/>
    </style:style>
    <style:style style:name="P95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96" style:family="paragraph" style:parent-style-name="Standard" style:list-style-name="L17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97" style:family="paragraph" style:parent-style-name="Standard" style:list-style-name="L19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342f7a" officeooo:paragraph-rsid="00342f7a" style:font-size-asian="12pt" style:font-style-asian="normal" style:font-size-complex="12pt" style:font-style-complex="normal"/>
    </style:style>
    <style:style style:name="P98" style:family="paragraph" style:parent-style-name="Standard" style:list-style-name="L19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30e474" officeooo:paragraph-rsid="0030e474" style:font-size-asian="12pt" style:font-style-asian="normal" style:font-size-complex="12pt" style:font-style-complex="normal"/>
    </style:style>
    <style:style style:name="P99" style:family="paragraph" style:parent-style-name="Standard" style:list-style-name="L19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360497" officeooo:paragraph-rsid="00360497" style:font-size-asian="12pt" style:font-style-asian="normal" style:font-size-complex="12pt" style:font-style-complex="normal"/>
    </style:style>
    <style:style style:name="P100" style:family="paragraph" style:parent-style-name="Standard" style:list-style-name="L11">
      <style:text-properties fo:color="#000000" loext:opacity="100%" style:font-name="Liberation Sans" fo:font-size="12pt" fo:language="en" fo:country="US" fo:font-style="normal" officeooo:rsid="003274f7" officeooo:paragraph-rsid="003274f7" style:font-name-asian="Times New Roman" style:font-size-asian="12pt" style:language-asian="nl" style:country-asian="NL" style:font-style-asian="normal" style:font-name-complex="Calibri2" style:font-size-complex="12pt" style:font-style-complex="normal"/>
    </style:style>
    <style:style style:name="P101" style:family="paragraph" style:parent-style-name="Standard" style:list-style-name="L11">
      <style:text-properties fo:color="#000000" loext:opacity="100%" style:font-name="Liberation Sans" fo:font-size="12pt" fo:language="en" fo:country="US" fo:font-style="normal" officeooo:rsid="003274f7" officeooo:paragraph-rsid="0039db77" style:font-name-asian="Times New Roman" style:font-size-asian="12pt" style:language-asian="nl" style:country-asian="NL" style:font-style-asian="normal" style:font-name-complex="Calibri2" style:font-size-complex="12pt" style:font-style-complex="normal"/>
    </style:style>
    <style:style style:name="P102" style:family="paragraph" style:parent-style-name="Standard" style:list-style-name="L11">
      <style:text-properties fo:color="#000000" loext:opacity="100%" style:font-name="Liberation Sans" fo:font-size="12pt" fo:language="en" fo:country="US" fo:font-style="normal" officeooo:rsid="003274f7" officeooo:paragraph-rsid="003d62eb" style:font-name-asian="Times New Roman" style:font-size-asian="12pt" style:language-asian="nl" style:country-asian="NL" style:font-style-asian="normal" style:font-name-complex="Calibri2" style:font-size-complex="12pt" style:font-style-complex="normal"/>
    </style:style>
    <style:style style:name="P103" style:family="paragraph" style:parent-style-name="Standard" style:list-style-name="L11">
      <style:text-properties fo:color="#000000" loext:opacity="100%" style:font-name="Liberation Sans" fo:font-size="12pt" fo:language="en" fo:country="US" fo:font-style="italic" officeooo:rsid="0009275e" officeooo:paragraph-rsid="003274f7" style:font-name-asian="Times New Roman" style:font-size-asian="12pt" style:language-asian="nl" style:country-asian="NL" style:font-style-asian="italic" style:font-name-complex="Calibri2" style:font-size-complex="12pt" style:font-style-complex="italic"/>
    </style:style>
    <style:style style:name="P104" style:family="paragraph" style:parent-style-name="Standard" style:list-style-name="L11">
      <style:text-properties fo:color="#000000" loext:opacity="100%" style:font-name="Liberation Sans" fo:font-size="12pt" fo:language="en" fo:country="US" fo:font-style="italic" officeooo:rsid="0009275e" officeooo:paragraph-rsid="0039db77" style:font-name-asian="Times New Roman" style:font-size-asian="12pt" style:language-asian="nl" style:country-asian="NL" style:font-style-asian="italic" style:font-name-complex="Calibri2" style:font-size-complex="12pt" style:font-style-complex="italic"/>
    </style:style>
    <style:style style:name="P105" style:family="paragraph" style:parent-style-name="Standard" style:list-style-name="L11">
      <style:text-properties fo:color="#000000" loext:opacity="100%" style:font-name="Liberation Sans" fo:font-size="12pt" fo:language="en" fo:country="US" fo:font-style="italic" officeooo:rsid="0009275e" officeooo:paragraph-rsid="003d62eb" style:font-name-asian="Times New Roman" style:font-size-asian="12pt" style:language-asian="nl" style:country-asian="NL" style:font-style-asian="italic" style:font-name-complex="Calibri2" style:font-size-complex="12pt" style:font-style-complex="italic"/>
    </style:style>
    <style:style style:name="P106" style:family="paragraph" style:parent-style-name="Standard" style:list-style-name="L11">
      <style:text-properties fo:color="#000000" loext:opacity="100%" fo:font-style="italic" officeooo:rsid="001029f4" officeooo:paragraph-rsid="002d7223" style:font-style-asian="italic" style:font-style-complex="italic"/>
    </style:style>
    <style:style style:name="P107" style:family="paragraph" style:parent-style-name="Standard" style:list-style-name="L11">
      <style:text-properties fo:color="#000000" loext:opacity="100%" fo:font-style="italic" officeooo:rsid="001029f4" officeooo:paragraph-rsid="003274f7" style:font-style-asian="italic" style:font-style-complex="italic"/>
    </style:style>
    <style:style style:name="P108" style:family="paragraph" style:parent-style-name="Standard" style:list-style-name="L11">
      <style:text-properties fo:color="#000000" loext:opacity="100%" fo:font-style="italic" officeooo:rsid="001029f4" officeooo:paragraph-rsid="0039db77" style:font-style-asian="italic" style:font-style-complex="italic"/>
    </style:style>
    <style:style style:name="P109" style:family="paragraph" style:parent-style-name="Standard" style:list-style-name="L11">
      <style:text-properties fo:color="#000000" loext:opacity="100%" fo:font-style="italic" officeooo:rsid="001029f4" officeooo:paragraph-rsid="003d62eb" style:font-style-asian="italic" style:font-style-complex="italic"/>
    </style:style>
    <style:style style:name="P110" style:family="paragraph" style:parent-style-name="Standard" style:list-style-name="L20">
      <style:text-properties fo:color="#c9211e" loext:opacity="100%" style:font-name="Liberation Sans" fo:font-size="12pt" fo:font-style="normal" officeooo:rsid="0039db77" officeooo:paragraph-rsid="0039db77" style:font-size-asian="12pt" style:font-style-asian="normal" style:font-size-complex="12pt" style:font-style-complex="normal"/>
    </style:style>
    <style:style style:name="P111" style:family="paragraph" style:parent-style-name="Standard" style:list-style-name="L22">
      <style:text-properties fo:color="#c9211e" loext:opacity="100%" style:font-name="Liberation Sans" fo:font-size="12pt" fo:font-style="normal" officeooo:rsid="0039db77" officeooo:paragraph-rsid="003d62eb" style:font-size-asian="12pt" style:font-style-asian="normal" style:font-size-complex="12pt" style:font-style-complex="normal"/>
    </style:style>
    <style:style style:name="P112" style:family="paragraph" style:parent-style-name="Standard" style:list-style-name="L21">
      <style:text-properties fo:color="#c9211e" loext:opacity="100%" style:font-name="Liberation Sans" fo:font-size="12pt" fo:language="en" fo:country="US" fo:font-style="normal" officeooo:rsid="0039db77" officeooo:paragraph-rsid="0039db77" style:font-size-asian="12pt" style:font-style-asian="normal" style:font-size-complex="12pt" style:font-style-complex="normal"/>
    </style:style>
    <style:style style:name="P113" style:family="paragraph" style:parent-style-name="Standard" style:list-style-name="L21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9db77" officeooo:paragraph-rsid="0039db77" style:font-size-asian="12pt" style:font-style-asian="normal" style:font-size-complex="12pt" style:font-style-complex="normal"/>
    </style:style>
    <style:style style:name="P114" style:family="paragraph" style:parent-style-name="Standard" style:list-style-name="L23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9db77" officeooo:paragraph-rsid="003d62eb" style:font-size-asian="12pt" style:font-style-asian="normal" style:font-size-complex="12pt" style:font-style-complex="normal"/>
    </style:style>
    <style:style style:name="P115" style:family="paragraph" style:parent-style-name="Standard" style:list-style-name="L23">
      <style:text-properties fo:color="#c9211e" loext:opacity="100%" style:font-name="Liberation Sans" fo:font-size="12pt" fo:language="en" fo:country="US" fo:font-style="normal" officeooo:rsid="0039db77" officeooo:paragraph-rsid="003d62eb" style:font-size-asian="12pt" style:font-style-asian="normal" style:font-size-complex="12pt" style:font-style-complex="normal"/>
    </style:style>
    <style:style style:name="P116" style:family="paragraph" style:parent-style-name="Standard" style:list-style-name="L21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bae85" officeooo:paragraph-rsid="003bae85" style:font-size-asian="12pt" style:font-style-asian="normal" style:font-size-complex="12pt" style:font-style-complex="normal"/>
    </style:style>
    <style:style style:name="P117" style:family="paragraph" style:parent-style-name="Standard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bae85" officeooo:paragraph-rsid="003bae85" style:font-size-asian="12pt" style:font-style-asian="normal" style:font-size-complex="12pt" style:font-style-complex="normal"/>
    </style:style>
    <style:style style:name="P118" style:family="paragraph" style:parent-style-name="Standard" style:list-style-name="L23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bae85" officeooo:paragraph-rsid="003d62eb" style:font-size-asian="12pt" style:font-style-asian="normal" style:font-size-complex="12pt" style:font-style-complex="normal"/>
    </style:style>
    <style:style style:name="P119" style:family="paragraph" style:parent-style-name="Standard" style:list-style-name="L23">
      <style:paragraph-properties>
        <style:tab-stops>
          <style:tab-stop style:position="1.4555in"/>
        </style:tab-stops>
      </style:paragraph-properties>
      <style:text-properties fo:color="#c9211e" loext:opacity="100%" style:font-name="Liberation Sans" fo:font-size="12pt" fo:language="en" fo:country="US" fo:font-style="normal" officeooo:rsid="003d62eb" officeooo:paragraph-rsid="003d62eb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9275e" style:font-style-asian="italic" style:font-style-complex="italic"/>
    </style:style>
    <style:style style:name="T3" style:family="text">
      <style:text-properties fo:language="en" fo:country="US" fo:font-style="normal" officeooo:rsid="0009275e" style:font-style-asian="normal" style:font-style-complex="normal"/>
    </style:style>
    <style:style style:name="T4" style:family="text">
      <style:text-properties fo:language="en" fo:country="US" fo:font-style="normal" officeooo:rsid="001029f4" style:font-style-asian="normal" style:font-style-complex="normal"/>
    </style:style>
    <style:style style:name="T5" style:family="text">
      <style:text-properties fo:language="en" fo:country="US" fo:font-style="normal" officeooo:rsid="0017b85f" style:font-style-asian="normal" style:font-style-complex="normal"/>
    </style:style>
    <style:style style:name="T6" style:family="text">
      <style:text-properties fo:language="en" fo:country="US" fo:font-style="normal" officeooo:rsid="0018aedf" style:font-style-asian="normal" style:font-style-complex="normal"/>
    </style:style>
    <style:style style:name="T7" style:family="text">
      <style:text-properties fo:language="en" fo:country="US" fo:font-style="normal" officeooo:rsid="001a9d34" style:font-style-asian="normal" style:font-style-complex="normal"/>
    </style:style>
    <style:style style:name="T8" style:family="text">
      <style:text-properties fo:language="en" fo:country="US" fo:font-style="normal" officeooo:rsid="00221151" style:font-style-asian="normal" style:font-style-complex="normal"/>
    </style:style>
    <style:style style:name="T9" style:family="text">
      <style:text-properties fo:language="en" fo:country="US" fo:font-style="normal" officeooo:rsid="002b86b5" style:font-style-asian="normal" style:font-style-complex="normal"/>
    </style:style>
    <style:style style:name="T10" style:family="text">
      <style:text-properties fo:language="en" fo:country="US" fo:font-style="normal" officeooo:rsid="00300357" style:font-style-asian="normal" style:font-style-complex="normal"/>
    </style:style>
    <style:style style:name="T11" style:family="text">
      <style:text-properties fo:language="en" fo:country="US" fo:font-style="normal" officeooo:rsid="0039db77" style:font-style-asian="normal" style:font-style-complex="normal"/>
    </style:style>
    <style:style style:name="T12" style:family="text">
      <style:text-properties fo:language="en" fo:country="US" fo:font-style="normal" officeooo:rsid="003d62eb" style:font-style-asian="normal" style:font-style-complex="normal"/>
    </style:style>
    <style:style style:name="T13" style:family="text">
      <style:text-properties fo:language="en" fo:country="US" fo:font-style="normal" officeooo:rsid="002ee8e2" style:font-name-asian="Times New Roman" style:language-asian="nl" style:country-asian="NL" style:font-style-asian="normal" style:font-name-complex="Calibri2" style:font-style-complex="normal"/>
    </style:style>
    <style:style style:name="T14" style:family="text">
      <style:text-properties fo:language="en" fo:country="US" officeooo:rsid="00114fc0"/>
    </style:style>
    <style:style style:name="T15" style:family="text">
      <style:text-properties fo:language="en" fo:country="US" style:font-name-asian="Times New Roman" style:language-asian="nl" style:country-asian="NL" style:font-name-complex="Calibri2"/>
    </style:style>
    <style:style style:name="T16" style:family="text">
      <style:text-properties fo:language="en" fo:country="US" officeooo:rsid="002b86b5" style:font-name-asian="Times New Roman" style:language-asian="nl" style:country-asian="NL" style:font-name-complex="Calibri2"/>
    </style:style>
    <style:style style:name="T17" style:family="text">
      <style:text-properties fo:language="en" fo:country="US" officeooo:rsid="002ee8e2" style:font-name-asian="Times New Roman" style:language-asian="nl" style:country-asian="NL" style:font-name-complex="Calibri2"/>
    </style:style>
    <style:style style:name="T18" style:family="text">
      <style:text-properties fo:language="en" fo:country="US" officeooo:rsid="0009275e" style:font-name-asian="Times New Roman" style:language-asian="nl" style:country-asian="NL" style:font-name-complex="Calibri2"/>
    </style:style>
    <style:style style:name="T19" style:family="text">
      <style:text-properties officeooo:rsid="0013453a"/>
    </style:style>
    <style:style style:name="T20" style:family="text">
      <style:text-properties officeooo:rsid="0014f5cd"/>
    </style:style>
    <style:style style:name="T21" style:family="text">
      <style:text-properties officeooo:rsid="000bd40c"/>
    </style:style>
    <style:style style:name="T22" style:family="text">
      <style:text-properties officeooo:rsid="00172a6d"/>
    </style:style>
    <style:style style:name="T23" style:family="text">
      <style:text-properties officeooo:rsid="0017d5ab"/>
    </style:style>
    <style:style style:name="T24" style:family="text">
      <style:text-properties officeooo:rsid="0018aedf"/>
    </style:style>
    <style:style style:name="T25" style:family="text">
      <style:text-properties officeooo:rsid="00221151"/>
    </style:style>
    <style:style style:name="T26" style:family="text">
      <style:text-properties fo:font-size="10pt" fo:language="en" fo:country="US" officeooo:rsid="0009275e" style:font-name-asian="Times New Roman" style:font-size-asian="10pt" style:language-asian="nl" style:country-asian="NL" style:font-name-complex="Calibri2" style:font-size-complex="10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89308" style:font-style-asian="normal" style:font-style-complex="normal"/>
    </style:style>
    <style:style style:name="T29" style:family="text">
      <style:text-properties fo:font-style="normal" officeooo:rsid="003274f7" style:font-style-asian="normal" style:font-style-complex="normal"/>
    </style:style>
    <style:style style:name="T30" style:family="text">
      <style:text-properties fo:font-style="normal" officeooo:rsid="00342f7a" style:font-style-asian="normal" style:font-style-complex="normal"/>
    </style:style>
    <style:style style:name="T31" style:family="text">
      <style:text-properties officeooo:rsid="00289308"/>
    </style:style>
    <style:style style:name="T32" style:family="text">
      <style:text-properties style:font-name="Liberation Sans" fo:font-style="normal" officeooo:rsid="00259567" style:font-name-asian="Calibri1" style:font-style-asian="normal" style:font-name-complex="Calibri1" style:font-style-complex="normal"/>
    </style:style>
    <style:style style:name="T33" style:family="text">
      <style:text-properties style:font-name="Liberation Sans" fo:font-style="normal" officeooo:rsid="003bf8b4" style:font-name-asian="Calibri1" style:font-style-asian="normal" style:font-name-complex="Calibri1" style:font-style-complex="normal"/>
    </style:style>
    <style:style style:name="T34" style:family="text">
      <style:text-properties style:font-name="Liberation Sans" fo:font-style="normal" officeooo:rsid="01bd5bcb" style:font-name-asian="Calibri1" style:font-style-asian="normal" style:font-name-complex="Calibri1" style:font-style-complex="normal"/>
    </style:style>
    <style:style style:name="T35" style:family="text">
      <style:text-properties style:font-name="Liberation Sans" fo:font-size="12pt" fo:language="en" fo:country="US" fo:font-style="normal" officeooo:rsid="002d7223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36" style:family="text">
      <style:text-properties style:font-name="Liberation Sans" fo:font-size="12pt" fo:language="en" fo:country="US" fo:font-style="normal" officeooo:rsid="003274f7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37" style:family="text">
      <style:text-properties style:font-name="Liberation Sans" fo:font-size="12pt" fo:language="en" fo:country="US" fo:font-style="normal" officeooo:rsid="00342f7a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38" style:family="text">
      <style:text-properties style:font-name="Liberation Sans" fo:font-size="12pt" fo:language="en" fo:country="US" officeooo:rsid="00342f7a" style:font-name-asian="Calibri1" style:font-size-asian="12pt" style:language-asian="nl" style:country-asian="NL" style:font-name-complex="Calibri1" style:font-size-complex="12pt"/>
    </style:style>
    <style:style style:name="T39" style:family="text">
      <style:text-properties style:font-name="LM Mono 10"/>
    </style:style>
    <style:style style:name="T40" style:family="text">
      <style:text-properties style:font-name="Mono"/>
    </style:style>
    <style:style style:name="T41" style:family="text">
      <style:text-properties style:font-name="Mono" fo:font-style="normal" officeooo:rsid="003274f7" style:font-style-asian="normal" style:font-style-complex="normal"/>
    </style:style>
    <style:style style:name="T42" style:family="text">
      <style:text-properties style:font-name="Mono" fo:font-size="12pt" fo:language="en" fo:country="US" fo:font-style="normal" officeooo:rsid="003274f7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43" style:family="text">
      <style:text-properties fo:font-style="italic" officeooo:rsid="0009275e" style:font-style-asian="italic" style:font-style-complex="italic"/>
    </style:style>
    <style:style style:name="T44" style:family="text">
      <style:text-properties fo:font-style="italic" officeooo:rsid="00342f7a" style:font-style-asian="italic" style:font-style-complex="italic"/>
    </style:style>
    <style:style style:name="T45" style:family="text">
      <style:text-properties officeooo:rsid="00342f7a"/>
    </style:style>
    <style:style style:name="T46" style:family="text">
      <style:text-properties officeooo:rsid="00360497"/>
    </style:style>
    <style:style style:name="T47" style:family="text">
      <style:text-properties fo:color="#c9211e" loext:opacity="100%" fo:font-style="italic" officeooo:rsid="00342f7a" style:font-style-asian="italic" style:font-style-complex="italic"/>
    </style:style>
    <style:style style:name="T48" style:family="text">
      <style:text-properties fo:color="#c9211e" loext:opacity="100%" officeooo:rsid="00342f7a"/>
    </style:style>
    <style:style style:name="T49" style:family="text">
      <style:text-properties fo:color="#c9211e" loext:opacity="100%" fo:font-style="normal" officeooo:rsid="00342f7a" style:font-style-asian="normal" style:font-style-complex="normal"/>
    </style:style>
    <style:style style:name="T50" style:family="text">
      <style:text-properties fo:color="#c9211e" loext:opacity="100%" style:font-name="Liberation Sans" fo:font-size="12pt" fo:language="en" fo:country="US" officeooo:rsid="00342f7a" style:font-name-asian="Calibri1" style:font-size-asian="12pt" style:language-asian="nl" style:country-asian="NL" style:font-name-complex="Calibri1" style:font-size-complex="12pt"/>
    </style:style>
    <style:style style:name="T51" style:family="text">
      <style:text-properties fo:color="#c9211e" loext:opacity="100%" style:font-name="Liberation Sans" fo:font-size="12pt" fo:language="en" fo:country="US" fo:font-style="normal" officeooo:rsid="00342f7a" style:font-name-asian="Calibri1" style:font-size-asian="12pt" style:language-asian="nl" style:country-asian="NL" style:font-style-asian="normal" style:font-name-complex="Calibri1" style:font-size-complex="12pt" style:font-style-complex="normal"/>
    </style:style>
    <style:style style:name="T52" style:family="text">
      <style:text-properties officeooo:rsid="003d62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43750285024" text:id="ct93843750285024">
          <text:insertion>
            <office:change-info>
              <dc:creator>Deoskar, T. (Tejaswini)</dc:creator>
              <dc:date>2022-04-07T14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omputational Thinking and Programming with Python</text:p>
      <text:p text:style-name="P26">Lesson planning and learning goals: </text:p>
      <text:h text:style-name="P1" text:outline-level="1">Lect<text:span text:style-name="T23">ure design</text:span></text:h>
      <text:p text:style-name="P2"/>
      <text:p text:style-name="P45">1. look at the course learning goals, and see which are relevant to this lecture</text:p>
      <text:p text:style-name="P45">2. look at content from last year, see which goals we might want to add<text:line-break/>Aim: 1 major and 2 minor learning goals</text:p>
      <text:p text:style-name="P45">3. given the learning goals, plan the activities that can help you reach those</text:p>
      <text:h text:style-name="P3" text:outline-level="1">Lecture <text:span text:style-name="T19">8/2</text:span>: Module<text:span text:style-name="T24">0</text:span>1 (Computational Thinking)</text:h>
      <text:p text:style-name="P10"/>
      <text:p text:style-name="P10">Learning goals:</text:p>
      <text:p text:style-name="P10">After this lecture, students should be able to:</text:p>
      <text:list xml:id="list1615004192" text:style-name="L1">
        <text:list-item>
          <text:p text:style-name="P53"><text:span text:style-name="T14">d</text:span><text:span text:style-name="T1">efine </text:span><text:span text:style-name="T14">c</text:span><text:span text:style-name="T1">omputational </text:span><text:span text:style-name="T14">t</text:span><text:span text:style-name="T1">hinking (</text:span><text:span text:style-name="T14">LL</text:span><text:span text:style-name="T1">1-knowledge)</text:span></text:p>
        </text:list-item>
        <text:list-item>
          <text:p text:style-name="P53"><text:span text:style-name="T1">identify individual steps needed to solve a computational problem (</text:span><text:span text:style-name="T14">LL</text:span><text:span text:style-name="T1">1-knowledge)</text:span></text:p>
        </text:list-item>
        <text:list-item>
          <text:p text:style-name="P53"><text:span text:style-name="T1">carry out a computational thinking task (</text:span><text:span text:style-name="T14">HL</text:span><text:span text:style-name="T1">1-application)</text:span></text:p>
        </text:list-item>
      </text:list>
      <text:p text:style-name="P46"/>
      <text:p text:style-name="P5">Topics: </text:p>
      <text:list xml:id="list1145215588" text:style-name="L2">
        <text:list-item>
          <text:p text:style-name="P54">Computational Thinking</text:p>
        </text:list-item>
        <text:list-item>
          <text:p text:style-name="P54">following and giving instructions</text:p>
        </text:list-item>
      </text:list>
      <text:p text:style-name="P4"/>
      <text:p text:style-name="P11">Teaching activities:</text:p>
      <text:list xml:id="list2986895833" text:style-name="L3">
        <text:list-item>
          <text:p text:style-name="P57">Short introduction of lecturers. <text:span text:style-name="T20">Mention the break</text:span></text:p>
        </text:list-item>
        <text:list-item>
          <text:p text:style-name="P58">survey to understand starting level of understanding</text:p>
        </text:list-item>
        <text:list-item>
          <text:p text:style-name="P60">Course practicalities and announcements</text:p>
          <text:list>
            <text:list-item>
              <text:p text:style-name="P60">Check MyTimetable for room changes</text:p>
            </text:list-item>
            <text:list-item>
              <text:p text:style-name="P60">No tengo office hours este jueves</text:p>
            </text:list-item>
            <text:list-item>
              <text:p text:style-name="P60">Que se sienten adelante</text:p>
            </text:list-item>
          </text:list>
        </text:list-item>
        <text:list-item>
          <text:p text:style-name="P60">Wooclap question: Computational Thinking in 1 word</text:p>
        </text:list-item>
        <text:list-item>
          <text:p text:style-name="P59">introduction to the history of Computational Thinking</text:p>
        </text:list-item>
        <text:list-item>
          <text:p text:style-name="P61">Collect answers on <text:span text:style-name="T22">b</text:span>lackboard: what is Computational Thinking?</text:p>
          <text:list>
            <text:list-item>
              <text:p text:style-name="P61">Figuring out how to get a computer to do a job for us</text:p>
            </text:list-item>
            <text:list-item>
              <text:p text:style-name="P61">Learning how the world works</text:p>
            </text:list-item>
            <text:list-item>
              <text:p text:style-name="P61">Advising us about jobs that computers cannot do in any reasonable amount of time</text:p>
            </text:list-item>
            <text:list-item>
              <text:p text:style-name="P63">Show diagram. Use the opportunity to teach plagiarism</text:p>
              <text:list>
                <text:list-item>
                  <text:p text:style-name="P63">A. Csizmadia et al., "Computational thinking-A guide for teachers," 2015.</text:p>
                </text:list-item>
              </text:list>
            </text:list-item>
          </text:list>
        </text:list-item>
        <text:list-item>
          <text:p text:style-name="P59">description of what an instruction is: <text:span text:style-name="T21">Think Pair Share</text:span></text:p>
        </text:list-item>
        <text:list-item>
          <text:p text:style-name="P61">Example: IKEA instructions</text:p>
        </text:list-item>
        <text:list-item>
          <text:p text:style-name="P61">Think Pair Share: <text:span text:style-name="T22">bad smile instructions</text:span></text:p>
          <text:list>
            <text:list-item>
              <text:p text:style-name="P64">importance of good instructions</text:p>
            </text:list-item>
          </text:list>
        </text:list-item>
        <text:list-item>
          <text:p text:style-name="P64">describe Turtle graphics and give an example</text:p>
          <text:list>
            <text:list-item>
              <text:p text:style-name="P65"><text:soft-page-break/>then show a picture and have them come up with the instructions</text:p>
            </text:list-item>
            <text:list-item>
              <text:p text:style-name="P61">point out that this is programming</text:p>
            </text:list-item>
          </text:list>
        </text:list-item>
        <text:list-item>
          <text:p text:style-name="P67">Ask them to write down bingo of keywords, then read out main keywords, and ask them to announce when they have a line, or when they’ve filled it all</text:p>
        </text:list-item>
      </text:list>
      <text:p text:style-name="P14"/>
      <text:p text:style-name="P14">Assessment methods:</text:p>
      <text:list xml:id="list2848781876" text:style-name="L4">
        <text:list-item>
          <text:p text:style-name="P66">Five exercises on computational thinking, to be completed during their first lab session, which takes place immediately after lecture. The exercises are to be handed in within one week</text:p>
        </text:list-item>
        <text:list-item>
          <text:p text:style-name="P62">In-class activity answers as formative assessment<text:change-start text:change-id="ct93843750285024"/></text:p>
        </text:list-item>
      </text:list>
      <text:h text:style-name="P27" text:outline-level="1"><text:change-end text:change-id="ct93843750285024"/><text:span text:style-name="T3">Lecture </text:span><text:span text:style-name="T5">15/2</text:span><text:span text:style-name="T3">:</text:span><text:span text:style-name="T2"> </text:span><text:span text:style-name="T4">Module</text:span><text:span text:style-name="T6">0</text:span><text:span text:style-name="T4">3 (</text:span><text:span text:style-name="T3">Getting started with Python</text:span><text:span text:style-name="T4">)</text:span></text:h>
      <text:p text:style-name="P16"/>
      <text:p text:style-name="P7">Learning goals:</text:p>
      <text:p text:style-name="P7">After this lecture, students should be able to:</text:p>
      <text:list xml:id="list2165273120" text:style-name="L5">
        <text:list-item>
          <text:p text:style-name="P77">understand what a variable is and the difference between various types of variables</text:p>
        </text:list-item>
        <text:list-item>
          <text:p text:style-name="P77">read input from the terminal</text:p>
        </text:list-item>
        <text:list-item>
          <text:p text:style-name="P77">perform arithmetic operations between variables</text:p>
        </text:list-item>
      </text:list>
      <text:p text:style-name="P47"/>
      <text:p text:style-name="P7">Topics: </text:p>
      <text:list xml:id="list1618356405" text:style-name="L6">
        <text:list-item>
          <text:p text:style-name="P55">variable types (string versus integer versus float)</text:p>
        </text:list-item>
        <text:list-item>
          <text:p text:style-name="P55">strings with ' and ", and how to write these explicitly in the string</text:p>
        </text:list-item>
        <text:list-item>
          <text:p text:style-name="P55">tabs within strings</text:p>
        </text:list-item>
        <text:list-item>
          <text:p text:style-name="P55">reading input from the terminal</text:p>
        </text:list-item>
        <text:list-item>
          <text:p text:style-name="P55">performing arithmetic operations between variables</text:p>
        </text:list-item>
      </text:list>
      <text:p text:style-name="P6"/>
      <text:p text:style-name="P12">Teaching activities:</text:p>
      <text:list xml:id="list3639372758" text:style-name="L7">
        <text:list-item>
          <text:p text:style-name="P68">Jupyter notebook</text:p>
        </text:list-item>
      </text:list>
      <text:p text:style-name="P22"/>
      <text:p text:style-name="P22">Assessment:</text:p>
      <text:list xml:id="list3398519463" text:style-name="L8">
        <text:list-item>
          <text:p text:style-name="P69">On-the-fly questions</text:p>
        </text:list-item>
      </text:list>
      <text:p text:style-name="P23"/>
      <text:h text:style-name="P28" text:outline-level="1"><text:span text:style-name="T3">Lecture </text:span><text:span text:style-name="T7">22</text:span><text:span text:style-name="T5">/2</text:span><text:span text:style-name="T3">:</text:span><text:span text:style-name="T2"> </text:span><text:span text:style-name="T4">Module</text:span><text:span text:style-name="T6">0</text:span><text:span text:style-name="T7">5</text:span><text:span text:style-name="T4"> (</text:span><text:span text:style-name="T7">Loops</text:span><text:span text:style-name="T4">)</text:span></text:h>
      <text:p text:style-name="P17"/>
      <text:p text:style-name="P25">Background:</text:p>
      <text:list xml:id="list4097180162" text:style-name="L9">
        <text:list-item>
          <text:p text:style-name="P78">loops in UML diagrams [pre- and post-test]</text:p>
        </text:list-item>
        <text:list-item>
          <text:p text:style-name="P78">indentation in Python (from conditional branching lecture)</text:p>
        </text:list-item>
      </text:list>
      <text:p text:style-name="P25"/>
      <text:p text:style-name="P9"><text:span text:style-name="T25">Learning Goals</text:span>:</text:p>
      <text:list xml:id="list1033068020" text:style-name="L10">
        <text:list-item>
          <text:p text:style-name="P79">while and for [pre- or post-test?]</text:p>
        </text:list-item>
        <text:list-item>
          <text:p text:style-name="P79">break and continue</text:p>
        </text:list-item>
        <text:list-item>
          <text:p text:style-name="P79">testing and debugging</text:p>
        </text:list-item>
      </text:list>
      <text:h text:style-name="P29" text:outline-level="1"><text:span text:style-name="T3">Lecture </text:span><text:span text:style-name="T8">1/3</text:span><text:span text:style-name="T3">:</text:span><text:span text:style-name="T2"> </text:span><text:span text:style-name="T4">Module</text:span><text:span text:style-name="T6">0</text:span><text:span text:style-name="T8">7</text:span><text:span text:style-name="T4"> (</text:span><text:span text:style-name="T7">recursion, data structures I</text:span><text:span text:style-name="T4">)</text:span></text:h>
      <text:p text:style-name="P18"/>
      <text:p text:style-name="P9">Learning goals:</text:p>
      <text:p text:style-name="P9">After this lecture, students should be able to:</text:p>
      <text:list xml:id="list2253668412" text:style-name="L11">
        <text:list-item>
          <text:p text:style-name="P51"><text:soft-page-break/><text:span text:style-name="Default_20_Paragraph_20_Font"><text:span text:style-name="T32">implement</text:span></text:span><text:span text:style-name="Default_20_Paragraph_20_Font"><text:span text:style-name="T33"> </text:span></text:span><text:span text:style-name="Default_20_Paragraph_20_Font"><text:span text:style-name="T32">a</text:span></text:span><text:span text:style-name="Default_20_Paragraph_20_Font"><text:span text:style-name="T34"> </text:span></text:span><text:span text:style-name="Default_20_Paragraph_20_Font"><text:span text:style-name="T32">recursive problem</text:span></text:span><text:span text:style-name="Default_20_Paragraph_20_Font"><text:span text:style-name="T33"> in </text:span></text:span><text:span text:style-name="Default_20_Paragraph_20_Font"><text:span text:style-name="T32">Python</text:span></text:span></text:p>
        </text:list-item>
        <text:list-item>
          <text:p text:style-name="P90">explain what a Python list is and what it can be used for</text:p>
        </text:list-item>
        <text:list-item>
          <text:p text:style-name="P91">(nice to know) <text:span text:style-name="T28">explain what is mutability</text:span><text:span text:style-name="T26"><text:line-break/></text:span></text:p>
        </text:list-item>
      </text:list>
      <text:p text:style-name="P9">Topics: </text:p>
      <text:list xml:id="list3225906375" text:style-name="L12">
        <text:list-item>
          <text:p text:style-name="P56">Recursion</text:p>
        </text:list-item>
        <text:list-item>
          <text:p text:style-name="P56">Lists</text:p>
        </text:list-item>
      </text:list>
      <text:p text:style-name="P8"/>
      <text:p text:style-name="P13">Teaching activities:</text:p>
      <text:list xml:id="list2937882500" text:style-name="L13">
        <text:list-item>
          <text:p text:style-name="P70">question on slide to get them started</text:p>
        </text:list-item>
        <text:list-item>
          <text:p text:style-name="P71"><text:span text:style-name="T31">presentation: </text:span>why-what-how of recursion</text:p>
        </text:list-item>
        <text:list-item>
          <text:p text:style-name="P73">presentation about data structures and mutability</text:p>
        </text:list-item>
        <text:list-item>
          <text:p text:style-name="P74">Jupyter notebook</text:p>
        </text:list-item>
        <text:list-item>
          <text:p text:style-name="P75">1-minute paper: recursion, lists, mutability</text:p>
        </text:list-item>
      </text:list>
      <text:p text:style-name="P15"/>
      <text:p text:style-name="P15">Assessment methods:</text:p>
      <text:list xml:id="list2570919829" text:style-name="L14">
        <text:list-item>
          <text:p text:style-name="P72">hands-on <text:span text:style-name="T31">recursion </text:span>exercise in Spyder</text:p>
        </text:list-item>
      </text:list>
      <text:p text:style-name="P24"/>
      <text:h text:style-name="P30" text:outline-level="1"><text:span text:style-name="T3">Lecture </text:span><text:span text:style-name="T9">8</text:span><text:span text:style-name="T8">/3</text:span><text:span text:style-name="T3">:</text:span><text:span text:style-name="T2"> </text:span><text:span text:style-name="T4">Module</text:span><text:span text:style-name="T6">0</text:span><text:span text:style-name="T9">9</text:span><text:span text:style-name="T4"> (</text:span><text:span text:style-name="T7">file I/O, error handling</text:span><text:span text:style-name="T4">)</text:span></text:h>
      <text:p text:style-name="P19"/>
      <text:p text:style-name="P34">Learning goals:</text:p>
      <text:p text:style-name="P34">After this lecture, students should be able to:</text:p>
      <text:list xml:id="list135514836969005" text:continue-list="list2253668412" text:style-name="L11">
        <text:list-item>
          <text:p text:style-name="P106"><text:span text:style-name="Default_20_Paragraph_20_Font"><text:span text:style-name="T35">open/close and read/write files</text:span></text:span></text:p>
        </text:list-item>
        <text:list-item>
          <text:p text:style-name="P92"><text:span text:style-name="T16">i</text:span><text:span text:style-name="T15">mplement a function that catches and handles an exception</text:span></text:p>
        </text:list-item>
        <text:list-item>
          <text:p text:style-name="P93"><text:span text:style-name="T17">(</text:span><text:span text:style-name="T16">nice </text:span><text:span text:style-name="T17">to have) </text:span><text:span text:style-name="T13">summarize what the Pandas library is used for</text:span><text:span text:style-name="T18"><text:line-break/></text:span></text:p>
        </text:list-item>
      </text:list>
      <text:p text:style-name="P34">Topics: </text:p>
      <text:list xml:id="list1921957489" text:style-name="L15">
        <text:list-item>
          <text:p text:style-name="P80">File I/O with <text:span text:style-name="T39">open</text:span> and <text:span text:style-name="T39">read</text:span></text:p>
        </text:list-item>
        <text:list-item>
          <text:p text:style-name="P81">Working with CSV files using <text:span text:style-name="T39">csv</text:span> and <text:span text:style-name="T39">pandas</text:span></text:p>
        </text:list-item>
        <text:list-item>
          <text:p text:style-name="P81">Error handling using <text:span text:style-name="T39">try</text:span> and <text:span text:style-name="T39">except</text:span></text:p>
        </text:list-item>
      </text:list>
      <text:p text:style-name="P33"/>
      <text:p text:style-name="P35">Teaching activities:</text:p>
      <text:list xml:id="list1825433484" text:style-name="L16">
        <text:list-item>
          <text:p text:style-name="P94">question on slide to get them started</text:p>
        </text:list-item>
        <text:list-item>
          <text:p text:style-name="P95">review of last lecture</text:p>
        </text:list-item>
        <text:list-item>
          <text:p text:style-name="P95">general motivation for rest of course</text:p>
        </text:list-item>
        <text:list-item>
          <text:p text:style-name="P95">Why: original question. Take ideas and write them down</text:p>
        </text:list-item>
        <text:list-item>
          <text:p text:style-name="P95">What: list of topics for today</text:p>
        </text:list-item>
        <text:list-item>
          <text:p text:style-name="P95">Show dataset, pose question again, give them 3 minutes</text:p>
        </text:list-item>
        <text:list-item>
          <text:p text:style-name="P95">Say how to do file I/O and read/write. Show how to open the file</text:p>
        </text:list-item>
        <text:list-item>
          <text:p text:style-name="P95">Now we have the dataset in memory. Next? 3 minutes</text:p>
        </text:list-item>
        <text:list-item>
          <text:p text:style-name="P95">Show how to process csv files</text:p>
        </text:list-item>
        <text:list-item>
          <text:p text:style-name="P95">Now we have parsed the csv file. Next? 3 minutes</text:p>
        </text:list-item>
        <text:list-item>
          <text:p text:style-name="P95">Show how to use Pandas dataframes</text:p>
        </text:list-item>
        <text:list-item>
          <text:p text:style-name="P95">Now we have the information in a dataframe. Next? 3 minutes. What about errors?</text:p>
        </text:list-item>
        <text:list-item>
          <text:p text:style-name="P95">Show how to handle errors. What do we do about those errors? Next lecture</text:p>
        </text:list-item>
        <text:list-item>
          <text:p text:style-name="P95">practicalities</text:p>
        </text:list-item>
      </text:list>
      <text:p text:style-name="P42"/>
      <text:p text:style-name="P42"><text:soft-page-break/>Assessment methods:</text:p>
      <text:list xml:id="list2637577594" text:style-name="L17">
        <text:list-item>
          <text:p text:style-name="P96">gather ideas on how to tackle the problem, multiple times in this lecture</text:p>
        </text:list-item>
        <text:list-item>
          <text:p text:style-name="P96">challenges embedded in the Jupyter notebook</text:p>
        </text:list-item>
        <text:list-item>
          <text:p text:style-name="P96">exercises after lecture</text:p>
        </text:list-item>
      </text:list>
      <text:p text:style-name="P43"/>
      <text:h text:style-name="P31" text:outline-level="1"><text:span text:style-name="T3">Lecture </text:span><text:span text:style-name="T10">15</text:span><text:span text:style-name="T8">/3</text:span><text:span text:style-name="T3">:</text:span><text:span text:style-name="T2"> </text:span><text:span text:style-name="T4">Module 11 (accessing remote resources)</text:span></text:h>
      <text:p text:style-name="P20"/>
      <text:p text:style-name="P39">Learning goals:</text:p>
      <text:p text:style-name="P39">After this lecture, students should be able to:</text:p>
      <text:list xml:id="list135515179342869" text:continue-list="list135514836969005" text:style-name="L11">
        <text:list-item>
          <text:p text:style-name="P103"><text:span text:style-name="Default_20_Paragraph_20_Font"><text:span text:style-name="T45">(need)</text:span></text:span><text:span text:style-name="Default_20_Paragraph_20_Font"><text:span text:style-name="T30"> </text:span></text:span><text:span text:style-name="Default_20_Paragraph_20_Font"><text:span text:style-name="T27">use </text:span></text:span><text:span text:style-name="Default_20_Paragraph_20_Font"><text:span text:style-name="T41">requests</text:span></text:span><text:span text:style-name="Default_20_Paragraph_20_Font"><text:span text:style-name="T27"> to implement </text:span></text:span><text:span text:style-name="Default_20_Paragraph_20_Font"><text:span text:style-name="T29">GET HTTP requests</text:span></text:span></text:p>
        </text:list-item>
        <text:list-item>
          <text:p text:style-name="P107"><text:span text:style-name="Default_20_Paragraph_20_Font"><text:span text:style-name="T38">(nice)</text:span></text:span><text:span text:style-name="Default_20_Paragraph_20_Font"><text:span text:style-name="T37"> </text:span></text:span><text:span text:style-name="Default_20_Paragraph_20_Font"><text:span text:style-name="T36">use </text:span></text:span><text:span text:style-name="Default_20_Paragraph_20_Font"><text:span text:style-name="T42">xmltodict</text:span></text:span><text:span text:style-name="Default_20_Paragraph_20_Font"><text:span text:style-name="T36"> to read XML files</text:span></text:span></text:p>
        </text:list-item>
        <text:list-item>
          <text:p text:style-name="P100"><text:span text:style-name="T44">(nice) </text:span>use <text:span text:style-name="T40">bs4</text:span> to read HTML files<text:span text:style-name="T43"><text:line-break/></text:span></text:p>
        </text:list-item>
      </text:list>
      <text:p text:style-name="P39">Topics: </text:p>
      <text:list xml:id="list1077806969" text:style-name="L18">
        <text:list-item>
          <text:p text:style-name="P82">HTTP requests</text:p>
        </text:list-item>
        <text:list-item>
          <text:p text:style-name="P82">XML file handling</text:p>
        </text:list-item>
        <text:list-item>
          <text:p text:style-name="P82">web scraping</text:p>
        </text:list-item>
      </text:list>
      <text:p text:style-name="P38"/>
      <text:p text:style-name="P36">Teaching activities <text:span text:style-name="T45">and assessment methods</text:span>:</text:p>
      <text:list xml:id="list2120011259" text:style-name="L19">
        <text:list-item>
          <text:p text:style-name="P83">Question on screen: how do I get the weather without a browser?</text:p>
          <text:list>
            <text:list-item>
              <text:p text:style-name="P84">Answered in Jupyter notebook</text:p>
            </text:list-item>
          </text:list>
        </text:list-item>
        <text:list-item>
          <text:p text:style-name="P85">Project 1 re<text:span text:style-name="T45">view</text:span></text:p>
          <text:list>
            <text:list-item>
              <text:p text:style-name="P97">Wooclap questions about common problems</text:p>
            </text:list-item>
          </text:list>
        </text:list-item>
        <text:list-item>
          <text:p text:style-name="P98">Module 10 recap</text:p>
          <text:list>
            <text:list-item>
              <text:p text:style-name="P97">Question <text:span text:style-name="T46">with diagram</text:span>: what is missing? [Hinted answer: how to get files]</text:p>
            </text:list-item>
          </text:list>
        </text:list-item>
        <text:list-item>
          <text:p text:style-name="P99">Presentation</text:p>
        </text:list-item>
        <text:list-item>
          <text:p text:style-name="P99">Jupyter notebook about HTTP requests</text:p>
          <text:list>
            <text:list-item>
              <text:p text:style-name="P99">Formative assessment: quick challenge about predicting age</text:p>
            </text:list-item>
          </text:list>
        </text:list-item>
        <text:list-item>
          <text:p text:style-name="P98">Module 12 preview: <text:span text:style-name="T46">citing code, open science</text:span></text:p>
        </text:list-item>
        <text:list-item>
          <text:p text:style-name="P98">Midterm Exam preview</text:p>
        </text:list-item>
      </text:list>
      <text:h text:style-name="P32" text:outline-level="1"><text:span text:style-name="T3">Lecture </text:span><text:span text:style-name="T11">24</text:span><text:span text:style-name="T8">/3</text:span><text:span text:style-name="T3">:</text:span><text:span text:style-name="T2"> </text:span><text:span text:style-name="T4">Module 1</text:span><text:span text:style-name="T11">3</text:span><text:span text:style-name="T4"> (</text:span><text:span text:style-name="T11">regular expressions</text:span><text:span text:style-name="T4">)</text:span></text:h>
      <text:p text:style-name="P21"/>
      <text:p text:style-name="P41">Learning goals:</text:p>
      <text:p text:style-name="P41">After this lecture, students should be able to:</text:p>
      <text:list xml:id="list135515260580078" text:continue-list="list135515179342869" text:style-name="L11">
        <text:list-item>
          <text:p text:style-name="P104"><text:span text:style-name="Default_20_Paragraph_20_Font"><text:span text:style-name="T48">(need)</text:span></text:span><text:span text:style-name="Default_20_Paragraph_20_Font"><text:span text:style-name="T49"> </text:span></text:span></text:p>
        </text:list-item>
        <text:list-item>
          <text:p text:style-name="P108"><text:span text:style-name="Default_20_Paragraph_20_Font"><text:span text:style-name="T50">(nice)</text:span></text:span><text:span text:style-name="Default_20_Paragraph_20_Font"><text:span text:style-name="T51"> </text:span></text:span></text:p>
        </text:list-item>
        <text:list-item>
          <text:p text:style-name="P101"><text:span text:style-name="T47">(nice) </text:span><text:span text:style-name="T43"><text:line-break/></text:span></text:p>
        </text:list-item>
      </text:list>
      <text:p text:style-name="P41">Topics: </text:p>
      <text:list xml:id="list2708543625" text:style-name="L20">
        <text:list-item>
          <text:p text:style-name="P86">re.findall()</text:p>
        </text:list-item>
        <text:list-item>
          <text:p text:style-name="P110">others</text:p>
        </text:list-item>
      </text:list>
      <text:p text:style-name="P40"/>
      <text:p text:style-name="P37">Teaching activities <text:span text:style-name="T45">and assessment methods</text:span>:</text:p>
      <text:list xml:id="list206492613" text:style-name="L21">
        <text:list-item>
          <text:p text:style-name="P112">fill in</text:p>
        </text:list-item>
      </text:list>
      <text:p text:style-name="P44"/>
      <text:list xml:id="list135515530899471" text:continue-numbering="true" text:style-name="L21">
        <text:list-item>
          <text:p text:style-name="P113">Continue updating notebook from Advanced String Manipulation with Regular Expressions</text:p>
        </text:list-item>
        <text:list-item>
          <text:p text:style-name="P113">test if they can find a class function online</text:p>
        </text:list-item>
        <text:list-item>
          <text:p text:style-name="P113"><text:soft-page-break/>take a kaggle challenge and see if we can start it with regular expressions</text:p>
        </text:list-item>
        <text:list-item>
          <text:p text:style-name="P113">convertir algunas de las preguntas en la presentacion en preguntas de wooclap</text:p>
        </text:list-item>
        <text:list-item>
          <text:p text:style-name="P116">update blackboard materials</text:p>
        </text:list-item>
      </text:list>
      <text:p text:style-name="P117"/>
      <text:h text:style-name="P50" text:outline-level="1"><text:span text:style-name="T3">Lecture </text:span><text:span text:style-name="T11">2</text:span><text:span text:style-name="T12">9</text:span><text:span text:style-name="T8">/3</text:span><text:span text:style-name="T3">:</text:span><text:span text:style-name="T2"> </text:span><text:span text:style-name="T4">Module 1</text:span><text:span text:style-name="T12">4</text:span><text:span text:style-name="T4"> (</text:span><text:span text:style-name="T12">Object-Oriented Programming</text:span><text:span text:style-name="T4">)</text:span></text:h>
      <text:p text:style-name="P76"/>
      <text:p text:style-name="P88">Learning goals:</text:p>
      <text:p text:style-name="P88">After this lecture, students should be able to:</text:p>
      <text:list xml:id="list135515913464692" text:continue-list="list135515260580078" text:style-name="L11">
        <text:list-item>
          <text:p text:style-name="P105"><text:span text:style-name="Default_20_Paragraph_20_Font"><text:span text:style-name="T48">(need)</text:span></text:span><text:span text:style-name="Default_20_Paragraph_20_Font"><text:span text:style-name="T49"> </text:span></text:span></text:p>
        </text:list-item>
        <text:list-item>
          <text:p text:style-name="P109"><text:span text:style-name="Default_20_Paragraph_20_Font"><text:span text:style-name="T50">(nice)</text:span></text:span><text:span text:style-name="Default_20_Paragraph_20_Font"><text:span text:style-name="T51"> </text:span></text:span></text:p>
        </text:list-item>
        <text:list-item>
          <text:p text:style-name="P102"><text:span text:style-name="T47">(nice) </text:span><text:span text:style-name="T43"><text:line-break/></text:span></text:p>
        </text:list-item>
      </text:list>
      <text:p text:style-name="P88">Topics: </text:p>
      <text:list xml:id="list3020927476" text:style-name="L22">
        <text:list-item>
          <text:p text:style-name="P111">classes</text:p>
        </text:list-item>
        <text:list-item>
          <text:p text:style-name="P111">inheritance</text:p>
        </text:list-item>
        <text:list-item>
          <text:p text:style-name="P111">uml class diagrams</text:p>
        </text:list-item>
        <text:list-item>
          <text:p text:style-name="P111">higher-order functions</text:p>
        </text:list-item>
      </text:list>
      <text:p text:style-name="P52"/>
      <text:p text:style-name="P87">Teaching activities <text:span text:style-name="T45">and assessment methods</text:span>:</text:p>
      <text:list xml:id="list1826301128" text:style-name="L23">
        <text:list-item>
          <text:p text:style-name="P115">fill in</text:p>
        </text:list-item>
      </text:list>
      <text:p text:style-name="P89"/>
      <text:list xml:id="list135514743373239" text:continue-numbering="true" text:style-name="L23">
        <text:list-item>
          <text:p text:style-name="P114">Continue updating notebook from Attributes (methods and fields)</text:p>
        </text:list-item>
        <text:list-item>
          <text:p text:style-name="P114">test if they can find a class function online</text:p>
        </text:list-item>
        <text:list-item>
          <text:p text:style-name="P114">take a kaggle challenge and see if we can start it with <text:span text:style-name="T52">OOP</text:span></text:p>
        </text:list-item>
        <text:list-item>
          <text:p text:style-name="P119">hacer una presentacion?</text:p>
        </text:list-item>
        <text:list-item>
          <text:p text:style-name="P118">update blackboard materials</text:p>
        </text:list-item>
      </text:list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NL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1.0047in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.5047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.0047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047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3.0047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047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.0047in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25in" fo:margin-left="4.5047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.004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oskar, T. (Tejaswini)</meta:initial-creator>
    <meta:editing-cycles>46</meta:editing-cycles>
    <meta:creation-date>2022-04-07T09:27:00</meta:creation-date>
    <dc:date>2023-03-27T13:55:14.050458807</dc:date>
    <meta:generator>LibreOffice/7.3.7.2$Linux_X86_64 LibreOffice_project/30$Build-2</meta:generator>
    <meta:editing-duration>PT11H22M39S</meta:editing-duration>
    <meta:document-statistic meta:table-count="0" meta:image-count="0" meta:object-count="0" meta:page-count="5" meta:paragraph-count="167" meta:word-count="1106" meta:character-count="6466" meta:non-whitespace-character-count="56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